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caff" officeooo:paragraph-rsid="001ecaff"/>
    </style:style>
    <style:style style:name="T1" style:family="text">
      <style:text-properties officeooo:rsid="001ee8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erie Li</text:p>
      <text:p text:style-name="P1">7/17/17</text:p>
      <text:p text:style-name="P1"/>
      <text:p text:style-name="P1"><text:tab/>This summer so far is really confusing for me; <text:span text:style-name="T1">I recently started a program called Girls Who Code. This program is really hard although it seems easy to others. I also have been getting sick too which is weird. My teachers made the computer programs seem hard but HTML seems really easy despite what we learned so far. Once this program has finished, I want to be able to acknowledge how computer science 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03:39.035488574</meta:creation-date>
    <dc:date>2017-07-17T10:16:18.710266252</dc:date>
    <meta:editing-duration>PT11M49S</meta:editing-duration>
    <meta:editing-cycles>2</meta:editing-cycles>
    <meta:generator>LibreOffice/5.3.1.2$Linux_X86_64 LibreOffice_project/30m0$Build-2</meta:generator>
    <meta:document-statistic meta:table-count="0" meta:image-count="0" meta:object-count="0" meta:page-count="1" meta:paragraph-count="3" meta:word-count="77" meta:character-count="429" meta:non-whitespace-character-count="354"/>
  </office:meta>
</office:document-meta>
</file>